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id="id3" draw:layer="layout" svg:width="3.5cm" svg:height="2.5cm" svg:x="3.5cm" svg:y="13.5cm">
          <text:p text:style-name="P1">12V DC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6.5cm" svg:height="2.5cm" svg:x="16.5cm" svg:y="16.5cm">
          <text:p text:style-name="P1">Internal</text:p>
          <text:p text:style-name="P1">Power supply</text:p>
          <text:p text:style-name="P1">12V 1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5cm" svg:x="19.5cm" svg:y="2.5cm">
          <text:p text:style-name="P1">RJ12</text:p>
          <text:p text:style-name="P1">Jack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3.5cm" svg:height="2.5cm" svg:x="3.5cm" svg:y="16.5cm">
          <text:p text:style-name="P1">12–30V AC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5cm" svg:height="2.5cm" svg:x="3.5cm" svg:y="10.5cm">
          <text:p text:style-name="P1">2 DCC</text:p>
          <text:p text:style-name="P1">in/outputs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3.5cm" svg:height="5.5cm" svg:x="7cm" svg:y="2.5cm">
          <text:p text:style-name="P1">Xpressnet</text:p>
          <text:p text:style-name="P1">+</text:p>
          <text:p text:style-name="P1">12V DC</text:p>
          <text:p text:style-name="P1">+</text:p>
          <text:p text:style-name="P1">DCC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3.5cm" svg:height="8.5cm" svg:x="16cm" svg:y="2.5cm">
          <text:p text:style-name="P1">Xpressnet</text:p>
          <text:p text:style-name="P1">+</text:p>
          <text:p text:style-name="P1">12V D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5cm" svg:x="19.5cm" svg:y="8.5cm">
          <text:p text:style-name="P1">RJ12</text:p>
          <text:p text:style-name="P1">Jac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5cm" svg:x="19.5cm" svg:y="5.5cm">
          <text:p text:style-name="P1">RJ12</text:p>
          <text:p text:style-name="P1">Jac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.5cm" svg:x="3.5cm" svg:y="5.5cm">
          <text:p text:style-name="P1">RJ12</text:p>
          <text:p text:style-name="P1">Jack</text:p>
          <text:p text:style-name="P1">in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3.5cm" svg:height="2.5cm" svg:x="10cm" svg:y="13.5cm">
          <text:p text:style-name="P1">Jumper</text:p>
          <text:p text:style-name="P1">ext/int</text:p>
          <text:p text:style-name="P1">12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5cm" svg:x="3.5cm" svg:y="2.5cm">
          <text:p text:style-name="P1">RJ12</text:p>
          <text:p text:style-name="P1">Jack</text:p>
          <text:p text:style-name="P1">ou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5cm" svg:x="5.5cm" svg:y="5.5cm">
          <text:p text:style-name="P1">12V</text:p>
          <text:p text:style-name="P1">DC</text:p>
          <text:p text:style-name="P1">on/off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7cm" svg:y1="17.75cm" svg:x2="16.5cm" svg:y2="17.75cm" draw:start-shape="id1" draw:start-glue-point="1" draw:end-shape="id2" draw:end-glue-point="3" svg:d="m7000 17750h9500">
          <text:p/>
        </draw:connector>
        <draw:connector draw:style-name="gr3" draw:text-style-name="P2" draw:layer="layout" svg:x1="7cm" svg:y1="14.75cm" svg:x2="10cm" svg:y2="14.75cm" draw:start-shape="id3" draw:start-glue-point="1" draw:end-shape="id4" draw:end-glue-point="3" svg:d="m7000 14750h3000">
          <text:p/>
        </draw:connector>
        <draw:connector draw:style-name="gr3" draw:text-style-name="P2" draw:layer="layout" svg:x1="19.75cm" svg:y1="16.5cm" svg:x2="13.5cm" svg:y2="14.75cm" draw:start-shape="id2" draw:start-glue-point="0" draw:end-shape="id4" draw:end-glue-point="1" svg:d="m19750 16500v-1750h-6250">
          <text:p/>
        </draw:connector>
        <draw:connector draw:style-name="gr4" draw:text-style-name="P2" draw:layer="layout" svg:x1="7cm" svg:y1="11.75cm" svg:x2="8.75cm" svg:y2="8cm" draw:start-shape="id5" draw:start-glue-point="1" draw:end-shape="id6" svg:d="m7000 11750h1750v-3750">
          <text:p/>
        </draw:connector>
        <draw:connector draw:style-name="gr4" draw:text-style-name="P2" draw:layer="layout" svg:x1="10.512cm" svg:y1="3.54cm" svg:x2="16cm" svg:y2="6.75cm" draw:end-shape="id7" svg:d="m10512 3540h2494v3210h2994">
          <text:p/>
        </draw:connector>
        <draw:connector draw:style-name="gr3" draw:text-style-name="P2" draw:layer="layout" draw:line-skew="-3.255cm" svg:x1="11.75cm" svg:y1="13.5cm" svg:x2="10.517cm" svg:y2="6.509cm" draw:start-shape="id4" draw:start-glue-point="0" svg:d="m11750 13500v-7000h-1233v9">
          <text:p/>
        </draw:connector>
        <draw:connector draw:style-name="gr3" draw:text-style-name="P2" draw:layer="layout" svg:x1="11.75cm" svg:y1="13.5cm" svg:x2="17.75cm" svg:y2="11cm" draw:start-shape="id4" draw:start-glue-point="0" draw:end-shape="id7" svg:d="m11750 13500v-1250h6000v-1250">
          <text:p/>
        </draw:connector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hristian Wichmann</meta:initial-creator>
    <meta:creation-date>2008-10-27T22:35:51</meta:creation-date>
    <dc:creator>Christian Wichmann</dc:creator>
    <dc:date>2008-10-27T23:14:05</dc:date>
    <meta:editing-cycles>1</meta:editing-cycles>
    <meta:editing-duration>PT7M40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